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plot</text:p>
          </table:table-cell>
          <table:table-cell office:value-type="string">
            <text:p>hyp_cup</text:p>
          </table:table-cell>
          <table:table-cell office:value-type="string">
            <text:p>poly_fer</text:p>
          </table:table-cell>
          <table:table-cell office:value-type="string">
            <text:p>dic_sco</text:p>
          </table:table-cell>
        </table:table-row>
        <table:table-row table:style-name="ro2">
          <table:table-cell office:value-type="string">
            <text:p>DW_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W_0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W_0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W_0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W_05</text:p>
          </table:table-cell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string">
            <text:p>DW_0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W_0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DW_0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K_0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K_0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K_0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K_0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K_0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RK_0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SL_0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SL_0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SL_0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L_0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L_0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SL_0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SL_0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L_08</text:p>
          </table:table-cell>
          <table:table-cell table:number-columns-repeated="2" office:value-type="float" office:value="5">
            <text:p>5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L_09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L_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L_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L_12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L_13</text:p>
          </table:table-cell>
          <table:table-cell table:number-columns-repeated="2" office:value-type="float" office:value="10">
            <text:p>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L_14</text:p>
          </table:table-cell>
          <table:table-cell table:number-columns-repeated="2" office:value-type="float" office:value="10">
            <text:p>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L_15</text:p>
          </table:table-cell>
          <table:table-cell table:number-columns-repeated="2" office:value-type="float" office:value="10">
            <text:p>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L_1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SL_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SL_18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SL_1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SL_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1.06.2019</text:date>, <text:time>10:54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0:49:24.70</meta:creation-date>
    <dc:date>2019-06-01T10:54:35.37</dc:date>
    <meta:editing-duration>PT5M10S</meta:editing-duration>
    <meta:editing-cycles>1</meta:editing-cycles>
    <meta:generator>OpenOffice/4.1.3$Win32 OpenOffice.org_project/413m1$Build-9783</meta:generator>
    <meta:document-statistic meta:table-count="3" meta:cell-count="140" meta:object-count="0"/>
  </office:meta>
</office:document-meta>
</file>